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4984*"/>
    </style:style>
    <style:style style:name="Table1.B" style:family="table-column">
      <style:table-column-properties style:column-width="3.4639in" style:rel-column-width="4988*"/>
    </style:style>
    <style:style style:name="Table1.A1" style:family="table-cell">
      <style:table-cell-properties fo:padding="0in" fo:border="none" style:writing-mode="page"/>
    </style:style>
    <style:style style:name="P1" style:family="paragraph" style:parent-style-name="Text_20_body">
      <style:text-properties officeooo:rsid="0017e637"/>
    </style:style>
    <style:style style:name="P2" style:family="paragraph" style:parent-style-name="Table_20_Contents">
      <style:text-properties fo:font-weight="bold" officeooo:paragraph-rsid="00ade6c3" style:font-weight-asian="bold" style:font-weight-complex="bold"/>
    </style:style>
    <style:style style:name="P3" style:family="paragraph" style:parent-style-name="Table_20_Contents">
      <style:text-properties officeooo:paragraph-rsid="00ade6c3"/>
    </style:style>
    <style:style style:name="P4" style:family="paragraph" style:parent-style-name="Table_20_Contents">
      <style:text-properties officeooo:paragraph-rsid="00aff3e6"/>
    </style:style>
    <style:style style:name="P5" style:family="paragraph" style:parent-style-name="Table_20_Contents">
      <style:text-properties officeooo:paragraph-rsid="00b1b706"/>
    </style:style>
    <style:style style:name="P6" style:family="paragraph" style:parent-style-name="Table_20_Contents">
      <style:text-properties officeooo:paragraph-rsid="00b5e8bb"/>
    </style:style>
    <style:style style:name="P7" style:family="paragraph" style:parent-style-name="Table_20_Contents">
      <style:text-properties officeooo:paragraph-rsid="00b79245"/>
    </style:style>
    <style:style style:name="P8" style:family="paragraph" style:parent-style-name="Table_20_Contents">
      <style:text-properties officeooo:paragraph-rsid="00b81856"/>
    </style:style>
    <style:style style:name="P9" style:family="paragraph" style:parent-style-name="Table_20_Contents">
      <style:text-properties officeooo:paragraph-rsid="00b95828"/>
    </style:style>
    <style:style style:name="P10" style:family="paragraph" style:parent-style-name="Table_20_Contents">
      <style:text-properties officeooo:paragraph-rsid="00ba9540"/>
    </style:style>
    <style:style style:name="T1" style:family="text">
      <style:text-properties officeooo:rsid="00b5e8bb"/>
    </style:style>
    <style:style style:name="T2" style:family="text">
      <style:text-properties officeooo:rsid="00b79245"/>
    </style:style>
    <style:style style:name="T3" style:family="text">
      <style:text-properties officeooo:rsid="00b81856"/>
    </style:style>
    <style:style style:name="T4" style:family="text">
      <style:text-properties officeooo:rsid="00b95828"/>
    </style:style>
    <style:style style:name="T5" style:family="text">
      <style:text-properties officeooo:rsid="00ba9540"/>
    </style:style>
    <style:style style:name="T6" style:family="text">
      <style:text-properties officeooo:rsid="00bb83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703526810416">
          <table:table-cell table:style-name="Table1.A1" office:value-type="string">
            <text:p text:style-name="Table_20_Contents"/>
          </table:table-cell>
          <table:table-cell table:style-name="Table1.A1" office:value-type="string">
            <text:p text:style-name="P2">CHAPTER EIGHT</text:p>
            <text:p text:style-name="P2">THE POTIONS MASTER</text:p>
          </table:table-cell>
        </table:table-row>
        <table:table-row table:style-name="TableLine2703526790832">
          <table:table-cell table:style-name="Table1.A1" office:value-type="string">
            <text:p text:style-name="P3">Ἰδού.</text:p>
          </table:table-cell>
          <table:table-cell table:style-name="Table1.A1" office:value-type="string">
            <text:p text:style-name="P3">There, look."</text:p>
          </table:table-cell>
        </table:table-row>
        <table:table-row table:style-name="TableLine2703526781584">
          <table:table-cell table:style-name="Table1.A1" office:value-type="string">
            <text:p text:style-name="P3">Ποῦ, </text:p>
          </table:table-cell>
          <table:table-cell table:style-name="Table1.A1" office:value-type="string">
            <text:p text:style-name="P3">"Where?"</text:p>
          </table:table-cell>
        </table:table-row>
        <table:table-row table:style-name="TableLine2703526793552">
          <table:table-cell table:style-name="Table1.A1" office:value-type="string">
            <text:p text:style-name="P3">Παρὰ τῷ μειρακίῳ τῷ μεγάλῳ καί πυρρότριχι.</text:p>
          </table:table-cell>
          <table:table-cell table:style-name="Table1.A1" office:value-type="string">
            <text:p text:style-name="P3">"Next to the tall kid with the red hair."</text:p>
          </table:table-cell>
        </table:table-row>
        <table:table-row table:style-name="TableLine2703526763088">
          <table:table-cell table:style-name="Table1.A1" office:value-type="string">
            <text:p text:style-name="P3">Τῷ γε δίοπτρα φοροῦντι; <text:s/></text:p>
          </table:table-cell>
          <table:table-cell table:style-name="Table1.A1" office:value-type="string">
            <text:p text:style-name="P3">"Wearing the glasses?"</text:p>
          </table:table-cell>
        </table:table-row>
        <table:table-row table:style-name="TableLine2703526734256">
          <table:table-cell table:style-name="Table1.A1" office:value-type="string">
            <text:p text:style-name="P3">τἸ-Ι τὴν ὄψιν εἶδες αὐτοῦ;</text:p>
          </table:table-cell>
          <table:table-cell table:style-name="Table1.A1" office:value-type="string">
            <text:p text:style-name="P3">"Did you see his face?"</text:p>
          </table:table-cell>
        </table:table-row>
        <table:table-row table:style-name="TableLine2703526733440">
          <table:table-cell table:style-name="Table1.A1" office:value-type="string">
            <text:p text:style-name="P3">Ἠ τὴν οῦλήν;</text:p>
          </table:table-cell>
          <table:table-cell table:style-name="Table1.A1" office:value-type="string">
            <text:p text:style-name="P3">"Did you see his scar?"</text:p>
          </table:table-cell>
        </table:table-row>
        <table:table-row table:style-name="TableLine2703526739424">
          <table:table-cell table:style-name="Table1.A1" office:value-type="string">
            <text:p text:style-name="P3">τῇ γὰρ οὖν ὑστεραίᾳ ψιθυρισμὸν ἤκουσε πολὺν ὁ ’Ἁρειος ἐπεὶ τάχιστα ἀπῆλθεν ἐκ τοῦ θαλάμου.</text:p>
          </table:table-cell>
          <table:table-cell table:style-name="Table1.A1" office:value-type="string">
            <text:p text:style-name="P3">Whispers followed Harry from the moment he left his dormitory the next day.</text:p>
          </table:table-cell>
        </table:table-row>
        <table:table-row table:style-name="TableLine2703526737248">
          <table:table-cell table:style-name="Table1.A1" office:value-type="string">
            <text:p text:style-name="P3">οἱ γὰρ ἔξω τῶν διδασκαλείων τὸν διδάξοντα περιμένοντες ἄκρῳ ποδὶ ἵσταντο κατοψόμενοι αὐτόν, οἱ δ’ ἀεὶ παριόντες ἐν ταῖς διαδρομαῖς ὑπέστρεφον θάμα, ἰταμὸν δεδορκότες.</text:p>
          </table:table-cell>
          <table:table-cell table:style-name="Table1.A1" office:value-type="string">
            <text:p text:style-name="P3">People lining up outside classrooms stood on tiptoe to get a look at him, or doubled back to pass him in the corridors again, staring.</text:p>
          </table:table-cell>
        </table:table-row>
        <table:table-row table:style-name="TableLine2703526746224">
          <table:table-cell table:style-name="Table1.A1" office:value-type="string">
            <text:p text:style-name="P3">ἐκεῖνος δ’ ἐβούλετ’ ἂν αὐτοὺς τοῦτο μὴ ποιεῖν, ὡς μάλιστα θέλων διατρῖψαι ε’πὶ τῷ τυγχάνειν τῆς πρὸς σχολὴν ὁδοῦ.</text:p>
          </table:table-cell>
          <table:table-cell table:style-name="Table1.A1" office:value-type="string">
            <text:p text:style-name="P3">Harry wished they wouldn't, because he was trying to concentrate on finding his way to classes.</text:p>
          </table:table-cell>
        </table:table-row>
        <table:table-row table:style-name="TableLine2703526729632">
          <table:table-cell table:style-name="Table1.A1" office:value-type="string">
            <text:p text:style-name="P4">καῖ γὰρ κλίμακες ἦσαν ἐν Ὑογοήτου ἕκατον τετταράκοντα δύο· τούτων δ’ αἱ μέν πλατεῖαι ἦσαν καῖ μεγαλοπρεπεῖς, αἱ δέ στεναὶ καὶ σαθραί, αἱ δέ ἄλλοσε τῇ Παρασκευῇ ἄλλοσε κατὰ τὰς ἄλλας ἡμέρας ἔφερον, αἱ δ’ αὖ βάθρον παρεῖχον ἄβαθρον κατὰ μέσην τὴν ἀνάβασιν οἷον ε”δει τούς ἀναβαίνοντας ὑπερπηδήσαι ἀκριβῶς φυλαττομένους. καῖ μὴν τῶν θυρῶν τὰς μὲν οῦκ ἦν ἇνοίξαι εἰ μὴ κοσμίως ε”ροιο ῆ ἐνταυθὶ μάλιστα γαργαλίζοις, τὰς δέ εὕροις ἂν θύρας μέν οῦκ οὔσας, τοίχους δέ μᾶλλον ὑποδυσαμένους τὸ τῶν θυρῶν σχῆμα.</text:p>
          </table:table-cell>
          <table:table-cell table:style-name="Table1.A1" office:value-type="string">
            <text:p text:style-name="P3">There were a hundred and forty-two staircases at Hogwarts: wide, sweeping ones; narrow, rickety ones; some that led somewhere different on a Friday; some with a vanishing step halfway up that you had to remember to jump. Then there were doors that wouldn't open unless you asked politely, or tickled them in exactly the right place, and doors that weren't really doors at all, but solid walls just pretending.</text:p>
          </table:table-cell>
        </table:table-row>
        <table:table-row table:style-name="TableLine2703526732080">
          <table:table-cell table:style-name="Table1.A1" office:value-type="string">
            <text:p text:style-name="P4">καὶ χαλεπώτατον ἦν ἀκριβῶς μαθεῖν ὅπου τῷ ὄντι κεῖταί τι πάντων ῥεόντων, ὡς ἐδόκει.</text:p>
            <text:p text:style-name="P4"/>
          </table:table-cell>
          <table:table-cell table:style-name="Table1.A1" office:value-type="string">
            <text:p text:style-name="P4">It was also very hard to remember where anything was, because it all seemed to move around a lot.</text:p>
          </table:table-cell>
        </table:table-row>
        <table:table-row table:style-name="TableLine2703526736160">
          <table:table-cell table:style-name="Table1.A1" office:value-type="string">
            <text:p text:style-name="P4">καὶ οἱ ἐν ταῖς γραφαῖς ἐφοιτῶν ἄλλος ἄλλοσε ἐπιόντες ἀλλήλους, καὶ δὴ καὶ αἱ πανοπλίαι ἐδόκουν τῴ Ἁρείῳ ἐξ αὐτομάτου περιπατεῖν δύνασθαι.</text:p>
          </table:table-cell>
          <table:table-cell table:style-name="Table1.A1" office:value-type="string">
            <text:p text:style-name="P4">The people in the portraits kept going to visit each other, and Harry was sure the coats of armor could walk.</text:p>
          </table:table-cell>
        </table:table-row>
        <table:table-row table:style-name="TableLine2703526730448">
          <table:table-cell table:style-name="Table1.A1" office:value-type="string">
            <text:p text:style-name="P4">καὶ μὴν τὰ εἴδωλα ὀχληρὰ ἐγένετο.</text:p>
          </table:table-cell>
          <table:table-cell table:style-name="Table1.A1" office:value-type="string">
            <text:p text:style-name="P4">The ghosts didn't help, either.</text:p>
          </table:table-cell>
        </table:table-row>
        <table:table-row table:style-name="TableLine2703526734528">
          <table:table-cell table:style-name="Table1.A1" office:value-type="string">
            <text:p text:style-name="P4">καὶ γὰρ θορύβοιο ἂν σὺ τῷ παραδόξῳ τοῦ πράγματος, εἴ ποτε εἴδωλόν τι φθάνοι σέ διαβὰν διὰ τὴν θύραν τὴν κεκλεισμένην ἣν ἀνοίξειν ἔμελλες.</text:p>
            <text:p text:style-name="P4"/>
          </table:table-cell>
          <table:table-cell table:style-name="Table1.A1" office:value-type="string">
            <text:p text:style-name="P4">It was always a nasty shock when one of them glided suddenly through a door you were trying to open.</text:p>
          </table:table-cell>
        </table:table-row>
        <table:table-row table:style-name="TableLine2703526735072">
          <table:table-cell table:style-name="Table1.A1" office:value-type="string">
            <text:p text:style-name="P4">ἀλλ’ ὁ μὲν μονονουχὶ ἀκέφαλος Νίκος ἥδετο εὐθύνων τοῦς Γρυφινδωρίσκους, τῷ δέ Ποιφύκτῃ τῷ δαιμονίῳ - ἥδιον ἂν σὺ διτταῖς θύραις ἐντύχοις κεκλῃμέναις καὶ μία κλίμακι ἀπατηλῇ ἢ ἐκείνῳ γε.</text:p>
          </table:table-cell>
          <table:table-cell table:style-name="Table1.A1" office:value-type="string">
            <text:p text:style-name="P4">Nearly Headless Nick was always happy to point new Gryffindors in the right direction, but Peeves the Poltergeist was worth two locked doors and a trick staircase if you met him when you were late for class.</text:p>
          </table:table-cell>
        </table:table-row>
        <table:table-row table:style-name="TableLine2703526740512">
          <table:table-cell table:style-name="Table1.A1" office:value-type="string">
            <text:p text:style-name="P4">ἐφίλει γὰρ 1 08 ΑΡΕΙΟΣ Πο ΤΗΡ καί τὰ ἀγγεῖα τὰ ἀχρήστου χαρτίου πλήρη κατὰ τῆς κεφαλῆς <text:soft-page-break/>μεθεῖναί σοι καί τὰς δαπίδας τοῖς ποσὶν ὑποσπᾶν, καὶ βάλλειν σέ τῇ γύψῳ, καὶ ἐπὶ σὲ ἀφανὴς κάτοπιν ἐφερπύσας τάς τε ῥῖνας λαβὼν βοᾶν λιγείᾳ τῇ φωνῇ Ἐγὼ τὸν μυκτῆρα σοῦ ἔχω.</text:p>
            <text:p text:style-name="P4"/>
          </table:table-cell>
          <table:table-cell table:style-name="Table1.A1" office:value-type="string">
            <text:p text:style-name="P4">He would drop wastepaper baskets on your head, pull rugs from under your feet, pelt you with bits of <text:soft-page-break/>chalk, or sneak up behind you, invisible, grab your nose, and screech, "GOT YOUR CONK!"</text:p>
          </table:table-cell>
        </table:table-row>
        <table:table-row table:style-name="TableLine2703526729360">
          <table:table-cell table:style-name="Table1.A1" office:value-type="string">
            <text:p text:style-name="P4">ἀλλ’ ὁ οἰκοφύλαξ ὁ ’Ἁργος Φήληξ ὅσον μάλιστα καί κάκιον ἦν τοῦ Ποιφύκτου.</text:p>
          </table:table-cell>
          <table:table-cell table:style-name="Table1.A1" office:value-type="string">
            <text:p text:style-name="P4">Even worse than Peeves, if that was possible, was the caretaker, Argus Filch.</text:p>
          </table:table-cell>
        </table:table-row>
        <table:table-row table:style-name="TableLine2703526758192">
          <table:table-cell table:style-name="Table1.A1" office:value-type="string">
            <text:p text:style-name="P4">τῆς γὰρ ἐπιούσης ἡμέρας ἅμ’ ἡλίῳ ὁ “Αρειος καὶ ὁ Ῥοών ἀπέκναισάν πως αὐτὸν ἀλοῦντες μεταξὺ ἐπιχειροῦντες βίᾳ εἰσιέναι διὰ θύραν τινά.</text:p>
            <text:p text:style-name="P4">καί αὕτη, ὡς ἀπέβη αὐτοῖς κλαίουσι δή, εἴσοδος ε”τυχεν οὖσα εἰς τὴν διαδρομὴν ἀπόρρητον ἐκείνην τὴν ἐπὶ τοῦ τρίτου ὀρόφου.</text:p>
          </table:table-cell>
          <table:table-cell table:style-name="Table1.A1" office:value-type="string">
            <text:p text:style-name="P4">Harry and Ron managed to get on the wrong side of him on their very first morning. Filch found them trying to force their way through a door that unluckily turned out to be the entrance to the out-of-bounds corridor on the third floor.</text:p>
          </table:table-cell>
        </table:table-row>
        <table:table-row table:style-name="TableLine2703526756560">
          <table:table-cell table:style-name="Table1.A1" office:value-type="string">
            <text:p text:style-name="P4">ὁ δέ Φήληξ ὁ φύλαξ, οὐ πιστεύσας αὐτοῖς φάσκουσιν ἁμαρτεῖν τῆς ὁδοῦ, ἐπέπειστο τοιχωρυχεῖν αὐτοὺς ἐκ παρασκευῆς.</text:p>
            <text:p text:style-name="P4">ἠπείλει οὖν ἐνδήσειν αῦτοὺς εἰς δεσμωτήριον καί ἀπέσωσεν ὁ Κίουρος παριὼν τύχῃ τινί.</text:p>
          </table:table-cell>
          <table:table-cell table:style-name="Table1.A1" office:value-type="string">
            <text:p text:style-name="P4">He wouldn't believe they were lost, was sure they were trying to break into it on purpose, and was threatening to lock them in the dungeons when they were rescued by Professor Quirrell, who was passing.</text:p>
          </table:table-cell>
        </table:table-row>
        <table:table-row table:style-name="TableLine2703526752480">
          <table:table-cell table:style-name="Table1.A1" office:value-type="string">
            <text:p text:style-name="P4">τῴ δέ Φήληκι ῆν αἴλουρός τις θηλεῖα ὀνόματι Νῶροψ, ἰσχνὴ οῦσα καί σποδοειδὴς καί ἐξόφθαλμος ἴσον αὐτῷ τῷ κυρίῳ.</text:p>
          </table:table-cell>
          <table:table-cell table:style-name="Table1.A1" office:value-type="string">
            <text:p text:style-name="P4">Filch owned a cat called Mrs. Norris, a scrawny, dust-colored creature with bulging, lamp like eyes just like Filch's.</text:p>
          </table:table-cell>
        </table:table-row>
        <table:table-row table:style-name="TableLine2703526763904">
          <table:table-cell table:style-name="Table1.A1" office:value-type="string">
            <text:p text:style-name="P4">καὶ αὐτὴ καθ’ ἑαυτὴν μόνη περιεπόλει τὰς διαδρομάς.</text:p>
          </table:table-cell>
          <table:table-cell table:style-name="Table1.A1" office:value-type="string">
            <text:p text:style-name="P4">She patrolled the corridors alone.</text:p>
          </table:table-cell>
        </table:table-row>
        <table:table-row table:style-name="TableLine2703526755200">
          <table:table-cell table:style-name="Table1.A1" office:value-type="string">
            <text:p text:style-name="P4">εἰ δέ τις παρ’ αὐτῇ παρέβαινε θεσμόν τινα ἢ πλημμελὲς καί μικρόν τι ἐποίει, ἀπῄττε μετιὼν τὸν Φήληκα.ὁ δ’ ἐν ἀκαρεῖ ἐφαίνετο ἀσθμαίνων ἅμα.</text:p>
          </table:table-cell>
          <table:table-cell table:style-name="Table1.A1" office:value-type="string">
            <text:p text:style-name="P4">Break a rule in front of her, put just one toe out of line, and she'd whisk off for Filch, who'd appear, wheezing, two seconds later.</text:p>
          </table:table-cell>
        </table:table-row>
        <table:table-row table:style-name="TableLine2703526762272">
          <table:table-cell table:style-name="Table1.A1" office:value-type="string">
            <text:p text:style-name="P4">τὰς γὰρ τοῦ παιδευτηρίου διαδρομὰς τὰς κρυπτὰς ῶς οὐδεὶς ἄλλος ἔγνω, εἰ μὴ ε”τυχον οἱ Εὐισήλιοι ἐμπειρότεροι γενόμενοι.</text:p>
          </table:table-cell>
          <table:table-cell table:style-name="Table1.A1" office:value-type="string">
            <text:p text:style-name="P4">Filch knew the secret passageways of the school better than anyone (except perhaps the Weasley twins) and could pop up as suddenly as any of the ghosts.</text:p>
          </table:table-cell>
        </table:table-row>
        <table:table-row table:style-name="TableLine2703526748128">
          <table:table-cell table:style-name="Table1.A1" office:value-type="string">
            <text:p text:style-name="P5">ὥστ’ ῆν αὐτῷ ἀνακύψαι μάλ’ ἐξ ἀπροσδοκήτου καθάπερ τὰ εἴδωλα. ἀνθ’ ὧν πάντες οἱ μαθηταὶ πάνυ ἐμίσουν αὐτὸν καὶ σκοπὸς ῆν αὐτοῖς τὴν Νώροπα πολλὰ λακτίζειν.</text:p>
          </table:table-cell>
          <table:table-cell table:style-name="Table1.A1" office:value-type="string">
            <text:p text:style-name="P5">The students all hated him, and it was the dearest ambition of many to give Mrs. Norris a good kick.</text:p>
          </table:table-cell>
        </table:table-row>
        <table:table-row table:style-name="TableLine2703526746768">
          <table:table-cell table:style-name="Table1.A1" office:value-type="string">
            <text:p text:style-name="P5">καί μὴν τὴν παίδευσιν αὐτὴν ἦν ἀνέχεσθαι, εἴ γ’ ἄρα εἰς τὰ διδασκαλεῖα ἀκριβῶς ἀφίκετό τις.</text:p>
            <text:p text:style-name="P5">ἐλελήθει δέ τὸν ’Ἀρειον ἡ μαγικὴ πρόσαντές τι οὖσα, δέον πολλῷ πλείονα πράττειν ἢ ῥάβδον σείοντα ὀλίγα καὶ γελοῖα λαλεῖν.</text:p>
          </table:table-cell>
          <table:table-cell table:style-name="Table1.A1" office:value-type="string">
            <text:p text:style-name="P5">And then, once you had managed to find them, there were the classes themselves. There was a lot more to magic, as Harry quickly found out, than waving your wand and saying a few funny words.</text:p>
          </table:table-cell>
        </table:table-row>
        <table:table-row table:style-name="TableLine2703526759280">
          <table:table-cell table:style-name="Table1.A1" office:value-type="string">
            <text:p text:style-name="P5">καί καθ’ ἑκάστην τὴν ἑβδομάδα τῇ Τετάρτῃ ε”δει αὐτοὺς τῆς νυκτὸς ἀστρονομοῦντας φιλοσοφεῖν τὰ τῶν ἀστέρων ὡς μαθησομ- ένους τοῦνομα ἑκάστου καὶ τούς δρόμους τοὺς τῶν πλανητῶν ἀστέρων.</text:p>
          </table:table-cell>
          <table:table-cell table:style-name="Table1.A1" office:value-type="string">
            <text:p text:style-name="P5">They had to study the night skies through their telescopes every Wednesday at midnight and learn the names of different stars and the movements of the planets.</text:p>
          </table:table-cell>
        </table:table-row>
        <table:table-row table:style-name="TableLine2703526748400">
          <table:table-cell table:style-name="Table1.A1" office:value-type="string">
            <text:p text:style-name="P5">καὶ τρῖς τῆς ἑβδομάδος ἐξέβαινον πρὸς τὰ φυτηκομεῖα τὰ ὄπισθε τοῦ φρουρίου φιλοσοφήσοντες τὰ βοτανικὰ ξῦν φαρμακίδι τινὶ μικρᾷ οὔσῃ καὶ παχυτέρα. ἡ δέ Βλάστη - τοῦτο γὰρ ἦν ὄνομα αὐτῇ - ἐδίδασκεν αὐτοῦς οῦ μόνον ἐπιμελεῖσθαι πάντων τῶν καινῶν φυτῶν καὶ τῶν <text:soft-page-break/>μυκητῶν ἀλλὰ καί εὑρίσκειν ἐφἰἷ) δύναμιν ἔχοιεν. </text:p>
            <text:p text:style-name="P5"/>
          </table:table-cell>
          <table:table-cell table:style-name="Table1.A1" office:value-type="string">
            <text:p text:style-name="P5">Three times a week they went out to the greenhouses behind the castle to study Herbology, with a dumpy little witch called Professor Sprout, where they learned how to take care of all the strange plants and fungi, and found out what they were used for.</text:p>
          </table:table-cell>
        </table:table-row>
        <table:table-row table:style-name="TableLine2703526757920">
          <table:table-cell table:style-name="Table1.A1" office:value-type="string">
            <text:p text:style-name="P5">καὶ μάλιστα οὐχ ἥδοντο ἀκούοντες περὶ τῶν τοῖς πάλαι μάγοις πεπραγμένων. ταύτης γὰρ τῆς διδασκαλίας μόνης ὁ σοφιστὴς ὢν εἴδωλον ἔτυχεν. καὶ γὰρ ὁ σοφιστὴς Βύνις πρεσβύτατος ῶν εἰς ὕπνον ποτέ πρὸ τῆς ἐν τῷ παιδαγωγείῳ ἑστίας ἐπεπτώκει· τῇ δ’ ὑστεραίᾳ ἀναστὰς διδάξων, τὸ σῶμα κατέλιπε.</text:p>
            <text:p text:style-name="P5"/>
          </table:table-cell>
          <table:table-cell table:style-name="Table1.A1" office:value-type="string">
            <text:p text:style-name="P5">Easily the most boring class was History of Magic, which was the only one taught by a ghost. Professor Binns had been very old indeed when he had fallen asleep in front of the staff room fire and got up next morning to teach, leaving his body behind him.</text:p>
          </table:table-cell>
        </table:table-row>
        <table:table-row table:style-name="TableLine2703526761728">
          <table:table-cell table:style-name="Table1.A1" office:value-type="string">
            <text:p text:style-name="P6">καὶ τοῦ Βίνεως συνεχῶς ὑμνοῦντος, ε”γραφον ὀνόματα καί χρόνους πολλὰ συγχέοντες ἀεὶ οἷον Ἐμερικὸν τὸν κακὸν καὶ Οὐρικὸν τὸν μανικόν.</text:p>
          </table:table-cell>
          <table:table-cell table:style-name="Table1.A1" office:value-type="string">
            <text:p text:style-name="P6">Binns droned on and on while they scribbled down names and dates, and got Emetic the Evil and Uric the Oddball mixed up.</text:p>
          </table:table-cell>
        </table:table-row>
        <table:table-row table:style-name="TableLine2703526748672">
          <table:table-cell table:style-name="Table1.A1" office:value-type="string">
            <text:p text:style-name="P6">ἀλλ’ ὁ Φιλητικὸς σοφιστὴς ὢν τῶν φίλτρων οὕτω μικρὸς ἦν τὸ σῶμα ὥστε δεῖν ἐπὶ σωρῴ βιβλίων ἑστάναι ὀψόμενον ὑπὲρ τοῦ βάθρου.</text:p>
          </table:table-cell>
          <table:table-cell table:style-name="Table1.A1" office:value-type="string">
            <text:p text:style-name="P6">Professor Flitwick, the Charms teacher, was a tiny little wizard who had to stand on a pile of books to see over his desk.</text:p>
          </table:table-cell>
        </table:table-row>
        <table:table-row table:style-name="TableLine2703526747040">
          <table:table-cell table:style-name="Table1.A1" office:value-type="string">
            <text:p text:style-name="P6">ἐλθόντων δέ τῶν μαθητῶν τὸ πρῶτον ὡς αὐτόν, μεταξὺ ἀναγιγνώσκων τὰ ὀνόματα αὐτῶν τὸ τοῦ γ’ Ἁρείου ι’δὼν εἷς τοσοῦτο ἐπλάγη ὥστ’ εὐθὺς τριγμὸν ἀφεῖς ἠφάνιστο καταπεσών.</text:p>
          </table:table-cell>
          <table:table-cell table:style-name="Table1.A1" office:value-type="string">
            <text:p text:style-name="P6">At the start of their first class he took the roll call, and when he reached Harry's name he gave an excited squeak and toppled out of sight.</text:p>
          </table:table-cell>
        </table:table-row>
        <table:table-row table:style-name="TableLine2703526747040">
          <table:table-cell table:style-name="Table1.A1" office:value-type="string">
            <text:p text:style-name="P6">ἡ τοίνυν σοφίστρια Μαγονωγαλέα ἐκ διαμέτρου ἦν τῶν τοι- ούτων.</text:p>
          </table:table-cell>
          <table:table-cell table:style-name="Table1.A1" office:value-type="string">
            <text:p text:style-name="P6">Professor McGonagall was again different. </text:p>
          </table:table-cell>
        </table:table-row>
        <table:table-row table:style-name="TableLine2703526747040">
          <table:table-cell table:style-name="Table1.A1" office:value-type="string">
            <text:p text:style-name="P6">ὁ δ’ ’Άρειος ὀρθῶς ἄρ’ ε”μαθεν ὅτι οὐ προσήκει ἀνηκουστ- εῖν αὐτήν, δυσκίνητόν τ’ οὖσαν καὶ ξυνετόν.<text:span text:style-name="T1"> καί γὰρ ἐπεὶ τάχιστ’ ἐκάθισαν τὸ πρῶτον ἀκουσόμενοι αὐτῆς οἱ μαθηταί, ἐνουθέτησεν αὐτοὺς πάνυ ποτνιωμένη·</text:span></text:p>
          </table:table-cell>
          <table:table-cell table:style-name="Table1.A1" office:value-type="string">
            <text:p text:style-name="P6">Harry had been quite right to think she wasn't a teacher to cross. Strict and clever, she gave them a talking-to the moment they sat down in her first class.</text:p>
          </table:table-cell>
        </table:table-row>
        <table:table-row table:style-name="TableLine2703526747040">
          <table:table-cell table:style-name="Table1.A1" office:value-type="string">
            <text:p text:style-name="P6"><text:s/>Ἀλλὰ μὴν, ἔφη, ἥ τοι μεταμόρφωσις εἶδός ἐστι τῆς μαγικῆς δεινόν τε καί ἐπικίνδυνον ὑπὲρ τᾶλλα ἃ ἐν Ὑογοήτου μαθήσεσθε.</text:p>
          </table:table-cell>
          <table:table-cell table:style-name="Table1.A1" office:value-type="string">
            <text:p text:style-name="P6">"Transfiguration is some of the most complex and dangerous magic you will learn at Hogwarts," she said.</text:p>
          </table:table-cell>
        </table:table-row>
        <table:table-row table:style-name="TableLine2703526747040">
          <table:table-cell table:style-name="Table1.A1" office:value-type="string">
            <text:p text:style-name="P6">καὶ δὴ εἴ τις παρ’ ε”μοιγε διατρίβων ἀσχημονήσει, ἐκλείψει τὸ διδασκαλεῖον οὐδ’ ἐπάνεισί ποτε.</text:p>
            <text:p text:style-name="P6">εὐλαβεῖσθε δῆτα.</text:p>
          </table:table-cell>
          <table:table-cell table:style-name="Table1.A1" office:value-type="string">
            <text:p text:style-name="P6">"Anyone messing around in my class will leave and not come back. You have been warned."</text:p>
          </table:table-cell>
        </table:table-row>
        <table:table-row table:style-name="TableLine2703526747040">
          <table:table-cell table:style-name="Table1.A1" office:value-type="string">
            <text:p text:style-name="P6">ἐντεῦθεν δὲ μετέβαλε τὸ βάθρον εἷς χοῖρον κᾶπειτα πάλιν ἐξ χοίρου εἷς βάθρον.</text:p>
          </table:table-cell>
          <table:table-cell table:style-name="Table1.A1" office:value-type="string">
            <text:p text:style-name="P6">Then she changed her desk into a pig and back again.</text:p>
          </table:table-cell>
        </table:table-row>
        <table:table-row table:style-name="TableLine2703526747040">
          <table:table-cell table:style-name="Table1.A1" office:value-type="string">
            <text:p text:style-name="P6">καί πάντες ἐθαύμασαν μέν, συνῇσαν δέ ταχέως οὐ μετὰ μικρὸν μέλλοντες μεταβαλεῖν τὰ ε”πιπλα εἷς τὰ ζῴα.</text:p>
          </table:table-cell>
          <table:table-cell table:style-name="Table1.A1" office:value-type="string">
            <text:p text:style-name="P6">They were all very impressed and couldn't wait to get started, but soon realized they weren't going to be changing the furniture into animals for a long time.</text:p>
          </table:table-cell>
        </table:table-row>
        <table:table-row table:style-name="TableLine2703526747040">
          <table:table-cell table:style-name="Table1.A1" office:value-type="string">
            <text:p text:style-name="P6">γράψαντες μὲν οὖν πολλὰ καὶ ποικίλα, ἐδέξαντο ἕκαστοι πυρεῖον ὡς εἰς βελόνην μεταβαλοῦντες.</text:p>
          </table:table-cell>
          <table:table-cell table:style-name="Table1.A1" office:value-type="string">
            <text:p text:style-name="Table_20_Contents"/>
          </table:table-cell>
        </table:table-row>
        <table:table-row table:style-name="TableLine2703526747040">
          <table:table-cell table:style-name="Table1.A1" office:value-type="string">
            <text:p text:style-name="P6">τελευτησάσης δέ τῆς σχολῆς, ἡ Ἑρμιόνη μόνη τῶν ἄλλων μετεσχημάτισέ τι τὸ πυρεῖον· καὶ ἡ Μαγονωγαλέα δείξασα τοῖς μαθηταῖς ὅπως τὸ χρῆμα ἀργυροειδές τι καὶ ὀξύθηκτον ἐγένετο ἐμειδίασέ τι τῇ Ἑρμιόνῃ ὃ καί ὀλιγάκις δήπου ἐποίει.</text:p>
          </table:table-cell>
          <table:table-cell table:style-name="Table1.A1" office:value-type="string">
            <text:p text:style-name="P6">After taking a lot of complicated notes, they were each given a match and started trying to turn it into a needle.<text:span text:style-name="T1"> By the end of the lesson, only Hermione Granger had made any difference to her match; Professor McGonagall showed the class how it had gone all silver and pointy and gave Hermione a rare smile.</text:span></text:p>
          </table:table-cell>
        </table:table-row>
        <table:table-row table:style-name="TableLine2703526747040">
          <table:table-cell table:style-name="Table1.A1" office:value-type="string">
            <text:p text:style-name="P7">ἀτὰρ καί πάντες τὴν σχολὴν μάλιστα προσεδέχοντο <text:soft-page-break/>τὴν περὶ τῆς πρὸς τὰ σκοτεινὰ δόγματα φυλακῆς.<text:span text:style-name="T2"> ἀλλ’ ὡς ἀπέβη, ἡ τοῦ Κιούρου διδασκαλία γελοῖόν τι ε”τυχεν οὖσα, τῶν γὰρ σκορόδων σφόδρ’ ὄζοντος τοῦ δωματίου, λόγος ἦν ὡς ἐλπίζει ἀμυνεῖν Λάμιαν τινὰ ᾗτινι ἐνέτυχέ ποτε ἐν Ῥουμανίᾳ, πάνυ φοβούμενος ε”τι μὴ μετελθοῦσα ἐν νῴ ε”χῃ αὐτὸν διαφθεῖραι.</text:span></text:p>
          </table:table-cell>
          <table:table-cell table:style-name="Table1.A1" office:value-type="string">
            <text:p text:style-name="P7">The class everyone had really been looking forward <text:soft-page-break/>to was Defense Against the Dark Arts, but Quirrell's lessons turned out to be a bit of a joke.<text:span text:style-name="T2"> His classroom smelled strongly of garlic, which everyone said was to ward off a vampire he'd met in Romania and was afraid would be coming back to get him one of these days.</text:span></text:p>
          </table:table-cell>
        </table:table-row>
        <table:table-row table:style-name="TableLine2703526747040">
          <table:table-cell table:style-name="Table1.A1" office:value-type="string">
            <text:p text:style-name="P8">καὶ οὗτος γοῦν ε”φασκε τὴν μίτραν δῶρον δέξασθαι ἀπὸ βασιλέως τῶν Αἰθιόπων χάριν εἰδότος· ἐκκόψαι γὰρ αὐτὸς ὑπὲρ ἐκείνου μορμολυκεῖον μάλ’ ὁχληρόν.<text:span text:style-name="T3"> οἱ δέ μαθηταὶ ἐνεδοίαζον περὶ τούτων πότερον πεπεισμένοι εἰσίν. αὐτίκα γέ τοι τοῦτο μὲν τοῦ Σαμίου πολλῆς μετὰ σπουδῆς ἐρομένου αὑτὸν ὅπως δὴ ἐμαχέσατο τῷ μορμολυκείῳ, ὁ Κίουρος ἐρυθραινόμενος ἦρχε λέγων περὶ τῶν ὡρῶν· τοῦτο δέ ᾔσθοντο αὐτῆς τῆς μίτρας κακὸν ὀζούσης. ἀλλ’ οὖν οἱ Εὖισήλιοι ἔφασκον σκορόδων σέσαχθαι καὶ τὴν μίτραν ἵνα ὁ Κίουρος φυλακῆς τύχοι ὅποι γῆς ἔλθοι.</text:span></text:p>
            <text:p text:style-name="P7"/>
          </table:table-cell>
          <table:table-cell table:style-name="Table1.A1" office:value-type="string">
            <text:p text:style-name="P7">His turban, he told them, had been given to him by an African prince as a thank-you for getting rid of a troublesome zombie, but they weren't sure they believed this story.<text:span text:style-name="T2"> For one thing, when Seamus Finnigan asked eagerly to hear how Quirrell had fought off the zombie, Quirrell went pink and started talking about the weather; for another, they had noticed that a funny smell hung around the turban, and the Weasley twins insisted that it was stuffed full of garlic as well, so that Quirrell was protected wherever he went.</text:span></text:p>
          </table:table-cell>
        </table:table-row>
        <table:table-row table:style-name="TableLine2703526747040">
          <table:table-cell table:style-name="Table1.A1" office:value-type="string">
            <text:p text:style-name="P8">ὁ δ’ Ἄρειος ἥδετο μαθὼν ὅτι οὐκ’ ἄρ’ ῆττον ἐπίσταται τῶν ἄλλων παρατιθέμενος<text:span text:style-name="T3">·</text:span> πολλοὶ γὰρ ἐν Μυγάλοις τεθραμμένοι οὗ συνῄσαν ἑαυτοῖς φαρμακεῦσιν ἢ φαρμακίσι πεφυκόσι.</text:p>
          </table:table-cell>
          <table:table-cell table:style-name="Table1.A1" office:value-type="string">
            <text:p text:style-name="P8">Harry was very relieved to find out that he wasn't miles behind everyone else.<text:span text:style-name="T3"> Lots of people had come from Muggle families and, like him, hadn't had any idea that they were witches and wizards.</text:span></text:p>
          </table:table-cell>
        </table:table-row>
        <table:table-row table:style-name="TableLine2703526747040">
          <table:table-cell table:style-name="Table1.A1" office:value-type="string">
            <text:p text:style-name="P8">καὶ τοσαῦτα ἔδει τοὺς πάντας μανθάνειν ὥστε καὶ ὁ Ῥοὼν καὶ οἱ τοιοῦτοι οῦ πολὺ προεῖχον τῶν ἄλλων.</text:p>
          </table:table-cell>
          <table:table-cell table:style-name="Table1.A1" office:value-type="string">
            <text:p text:style-name="P8">There was so much to learn that even people like Ron didn't have much of a head start.</text:p>
          </table:table-cell>
        </table:table-row>
        <table:table-row table:style-name="TableLine2703526747040">
          <table:table-cell table:style-name="Table1.A1" office:value-type="string">
            <text:p text:style-name="P8">τῆς τοίνυν Παρασκευῆς ὁ ’Ἁρειος καὶ ὁ Ῥοὼν τὸ πρῶτον εἰς τὸ μέγαρον ἀφίκοντο ἀριστήσοντες οὐ διαμαρτόντες ὁπωστιοῦν τῆς ὁδοῦ.<text:span text:style-name="T3"> καί τοῦτο μέγα τι ἐνόμισαν εἶναι.</text:span></text:p>
          </table:table-cell>
          <table:table-cell table:style-name="Table1.A1" office:value-type="string">
            <text:p text:style-name="P8">Friday was an important day for Harry and Ron. They finally managed to find their way down to the Great Hall for breakfast without getting lost once.</text:p>
          </table:table-cell>
        </table:table-row>
        <table:table-row table:style-name="TableLine2703526747040">
          <table:table-cell table:style-name="Table1.A1" office:value-type="string">
            <text:p text:style-name="P8">καὶ ὁ μέν μέλι εἷς τὸν χόνδρον χέων Τήμερον, ἔφη, τί ε”χομεν;</text:p>
          </table:table-cell>
          <table:table-cell table:style-name="Table1.A1" office:value-type="string">
            <text:p text:style-name="P8">"What have we got today?" Harry asked Ron as he poured sugar on his porridge.</text:p>
          </table:table-cell>
        </table:table-row>
        <table:table-row table:style-name="TableLine2703526747040">
          <table:table-cell table:style-name="Table1.A1" office:value-type="string">
            <text:p text:style-name="P8">ὁ δέ Πόσεις, ἔφη, διπλᾶς μετὰ τῶν Σλυθηρίνων.</text:p>
          </table:table-cell>
          <table:table-cell table:style-name="Table1.A1" office:value-type="string">
            <text:p text:style-name="P8">"Double Potions with the Slytherins," said Ron. </text:p>
          </table:table-cell>
        </table:table-row>
        <table:table-row table:style-name="TableLine2703526747040">
          <table:table-cell table:style-name="Table1.A1" office:value-type="string">
            <text:p text:style-name="P8">ὁ δέ Σίναπυς ἅτε κύριος ὢν τοῦ τῶν Σλυθηρίνων οἴκου λέγεται πάνυ σλυθηρινίζειν· οἶοί τ’ ἐσόμεθα μαθεῖν πότερον τοῦτ’ ε”στιν ἀληθές.</text:p>
          </table:table-cell>
          <table:table-cell table:style-name="Table1.A1" office:value-type="string">
            <text:p text:style-name="P8">"Snape's Head of Slytherin House. They say he always favors them -- we'll be able to see if it's true."</text:p>
          </table:table-cell>
        </table:table-row>
        <table:table-row table:style-name="TableLine2703526747040">
          <table:table-cell table:style-name="Table1.A1" office:value-type="string">
            <text:p text:style-name="P8">Ε<text:span text:style-name="T3">ἰ</text:span> γὰρ ἡ Μαγονωγαλέα ἐγρυφινδώριζεν, ῆ δ’ ὃς ὁ ’Ἁρειος<text:span text:style-name="T3">.</text:span></text:p>
          </table:table-cell>
          <table:table-cell table:style-name="Table1.A1" office:value-type="string">
            <text:p text:style-name="P8">"Wish McGonagall favored us, " said Harry.</text:p>
          </table:table-cell>
        </table:table-row>
        <table:table-row table:style-name="TableLine2703526747040">
          <table:table-cell table:style-name="Table1.A1" office:value-type="string">
            <text:p text:style-name="P8">αὕτη γὰρ καίπερ κυρία οὖσα τοῦ τῶν Γρυφινδώρων οἴκου, τῂ προτεραίᾳ πόλλ’ ὅμως ἐπέβαλεν αὐτοῖς κατ’ οἶκον ἀσκήσουσι μαθήματα.</text:p>
          </table:table-cell>
          <table:table-cell table:style-name="Table1.A1" office:value-type="string">
            <text:p text:style-name="P8"><text:s/>Professor McGonagall was head of Gryffindor House, but it hadn't stopped her from giving them a huge pile of homework the day before.</text:p>
          </table:table-cell>
        </table:table-row>
        <table:table-row table:style-name="TableLine2703526747040">
          <table:table-cell table:style-name="Table1.A1" office:value-type="string">
            <text:p text:style-name="P8">ἐκομίσθησαν τοίνυν α<text:span text:style-name="T3">ἱ</text:span> ἐπιστολαί.</text:p>
          </table:table-cell>
          <table:table-cell table:style-name="Table1.A1" office:value-type="string">
            <text:p text:style-name="P8">Just then, the mail arrived.</text:p>
          </table:table-cell>
        </table:table-row>
        <table:table-row table:style-name="TableLine2703526747040">
          <table:table-cell table:style-name="Table1.A1" office:value-type="string">
            <text:p text:style-name="P8">ἀλλὰ πρῶτον μὲν ἄρτι ἀφικ- όμενος κομιδῇ ἐξεπέπληκτο ὁ ’Άρειος ι’δὼν ὡς ἑκατὸν γλαῦκας ἄφνω εἷς τὸ μέγαρον μεταξὺ τοῦ ἀκρατίσματος κατασκηπτούσας καὶ ἀνὰ τὰς τραπέζας περιπετομένας καί τοὺς κυρίους ζητούσας καί ἐπιστολάς τε καὶ φορτία κατὰ τὰ γόνατα αὐτοῖς μεθείσας, τήμερον δέ πάντα τὰ τοιαῦτα μέτρια <text:soft-page-break/>ε”χειν ἐδόκει.</text:p>
          </table:table-cell>
          <table:table-cell table:style-name="Table1.A1" office:value-type="string">
            <text:p text:style-name="P8">Harry had gotten used to this by now, but it had given him a bit of a shock on the first morning, when about a hundred owls had suddenly streamed into the Great Hall during breakfast, circling the tables until they saw their owners, and dropping letters and packages onto their laps.</text:p>
          </table:table-cell>
        </table:table-row>
        <table:table-row table:style-name="TableLine2703526747040">
          <table:table-cell table:style-name="Table1.A1" office:value-type="string">
            <text:p text:style-name="P8">καὶ μέχρι τότε ἡ Ἡδυίκτὶν οὐδέν ἐκόμισεν αὐτῷ.</text:p>
            <text:p text:style-name="P8">ε’νίοτε μὲν γὰρ εἷσπτομένη ὡς τὸ οὖς αὐτοῦ φιλήσουσα καί ἄρτου φρυκτοῦ τι παρ- εδομένη τότε δὴ ἐπὶ κοῖτον ἀπῆλθε μετὰ τῶν ἄλλων γλαυκῶν τῶν ’Υογοητικῶν ἐν τῴ γλαυκοκομείῳ.</text:p>
          </table:table-cell>
          <table:table-cell table:style-name="Table1.A1" office:value-type="string">
            <text:p text:style-name="P8">Hedwig hadn't brought Harry anything so far. She sometimes flew in to nibble his ear and have a bit of toast before going off to sleep in the owlery with the other school owls.</text:p>
          </table:table-cell>
        </table:table-row>
        <table:table-row table:style-name="TableLine2703526747040">
          <table:table-cell table:style-name="Table1.A1" office:value-type="string">
            <text:p text:style-name="P8">τήμερον δέ μεταξὺ τῆς παλάθης καὶ τοῦ σακχάρου κύλικος καταπτομένη μεθῆκεν ἐπιστολὴν εἰς τὴν ἐκείνου λεκάνην.</text:p>
          </table:table-cell>
          <table:table-cell table:style-name="Table1.A1" office:value-type="string">
            <text:p text:style-name="P8">This morning, however, she fluttered down between the marmalade and the sugar bowl and dropped a note onto Harry's plate.</text:p>
          </table:table-cell>
        </table:table-row>
        <table:table-row table:style-name="TableLine2703526747040">
          <table:table-cell table:style-name="Table1.A1" office:value-type="string">
            <text:p text:style-name="P8">ὁ δ’ εὐθὺς σπουδαίως ἀνέῳξε.</text:p>
          </table:table-cell>
          <table:table-cell table:style-name="Table1.A1" office:value-type="string">
            <text:p text:style-name="P8">Harry tore it open at once.</text:p>
          </table:table-cell>
        </table:table-row>
        <table:table-row table:style-name="TableLine2703526747040">
          <table:table-cell table:style-name="Table1.A1" office:value-type="string">
            <text:p text:style-name="P9">μόλις δ’ ἀνέγω τάδε· ὁ γὰρ γράψας ἄτεχνος ἦν τις, ὡς ε’ὀικεν.<text:span text:style-name="T4"> </text:span>Ἁγριώδης τῷ Ἁρείῳ χαίρειν Εὖ οἶδ’ ὅτι καθ’ ἑβδομάδα τῆς Παρασκευῆς δείλῃ σχολά- ζεις.</text:p>
            <text:p text:style-name="P9">ἆρ’ ἐθέλεις συμμετέχειν τοῦ τεΐου μετ’ ἐμοῦ τῇ ἐνάτῃ ὥρᾳ<text:span text:style-name="T4">;</text:span> βούλομαι γὰρ πάντ’ ἀκοῦσαί σου περὶ τῶν τῆς πρώτης ἑβδομάδος πεποιημένων.</text:p>
            <text:p text:style-name="P9">ἀποκρίνου δῆτα μετὰ τῆς Ἡδυϊκτ- ῖνος.</text:p>
            <text:p text:style-name="P9">ἔρρωσο.</text:p>
          </table:table-cell>
          <table:table-cell table:style-name="Table1.A1" office:value-type="string">
            <text:p text:style-name="P9">It said, in a very untidy scrawl: Dear Harry, I know you get Friday afternoons off, so would you like to come and have a cup of tea with me around three?<text:span text:style-name="T4"> I want to hear all about your first week. Send us an answer back with Hedwig.</text:span></text:p>
            <text:p text:style-name="P9">Hagrid<text:span text:style-name="T4">.</text:span></text:p>
          </table:table-cell>
        </table:table-row>
        <table:table-row table:style-name="TableLine2703526747040">
          <table:table-cell table:style-name="Table1.A1" office:value-type="string">
            <text:p text:style-name="P10">ὁ δ’ Ἄρειος χρησάμενος τὸν τοῦ Ῥοῶνος κάλαμον καὶ τὴν ἐπι- στολὴν ἀναστρέψας ἔγραψεν ὅτι ἥδεται ἐπινεύων τοῦτο καί ὄψεται ἐκεῖνον διὰ χρόνου.<text:span text:style-name="T5"> κἄπειτα τὴν Ἡδυικτῖνα πάλιν ἐξέπεμψεν.</text:span></text:p>
          </table:table-cell>
          <table:table-cell table:style-name="Table1.A1" office:value-type="string">
            <text:p text:style-name="P10">Harry borrowed Ron's quill, scribbled Yes, please, see you later on the back of the note, and sent Hedwig off again.</text:p>
          </table:table-cell>
        </table:table-row>
        <table:table-row table:style-name="TableLine2703526747040">
          <table:table-cell table:style-name="Table1.A1" office:value-type="string">
            <text:p text:style-name="P10">ἕρμαιον δ’ ῆν τῷ Ἁρείῳ τὸ προσδοκᾶν τεΐου μεθέξειν μετὰ τοῦ Ἁγριώδους.<text:span text:style-name="T5"> ἡ γὰρ περὶ τῶν πόσεων διδασκαλία ἀπέβη οἱ εἶναι κάκιστον ἁπάντων ῶν ἤδη πέπονθε.</text:span></text:p>
          </table:table-cell>
          <table:table-cell table:style-name="Table1.A1" office:value-type="string">
            <text:p text:style-name="P10">It was lucky that Harry had tea with Hagrid to look forward to, because the Potions lesson turned out to be the worst thing that had happened to him so far.</text:p>
          </table:table-cell>
        </table:table-row>
        <table:table-row table:style-name="TableLine2703526747040">
          <table:table-cell table:style-name="Table1.A1" office:value-type="string">
            <text:p text:style-name="P10">τῇ μὲν γὰρ πρώτῃ τῆς περιόδου ἡμέρᾳ δειπνοῦντι ἔδοξε τῷ Ἀρείῳ ὁ Σίναπυς οὐ φιλεῖν αὐτόν.</text:p>
          </table:table-cell>
          <table:table-cell table:style-name="Table1.A1" office:value-type="string">
            <text:p text:style-name="P10">At the start-of-term banquet, Harry had gotten the idea that Professor Snape disliked him.</text:p>
          </table:table-cell>
        </table:table-row>
        <table:table-row table:style-name="TableLine2703526747040">
          <table:table-cell table:style-name="Table1.A1" office:value-type="string">
            <text:p text:style-name="P10">τελευτησάσης δὲ τῆς πρώτης σχολῆς τῆς τῶν πόσεων συνῄδει ἑαυτῲ πάνυ ἡμαρτηκότι, οῦ μὲν γάρ τοι ἄχθεσθαι τὸν Σίναπυν αὐτῷ, μισεῖν δ’ ἔσχατον μῖσος.</text:p>
          </table:table-cell>
          <table:table-cell table:style-name="Table1.A1" office:value-type="string">
            <text:p text:style-name="P10">By the end of the first Potions lesson, he knew he'd been wrong. Snape didn't dislike Harry -- he hated him.</text:p>
          </table:table-cell>
        </table:table-row>
        <table:table-row table:style-name="TableLine2703526747040">
          <table:table-cell table:style-name="Table1.A1" office:value-type="string">
            <text:p text:style-name="P10">καὶ πρὸς τὰς πόσεις ἔδει διατρῖψαι ἐν δεσμωτηρίῳ πολλῷ ψυχροτέρῳ τοῦ ἄνω φρουρίου ὄντι.</text:p>
          </table:table-cell>
          <table:table-cell table:style-name="Table1.A1" office:value-type="string">
            <text:p text:style-name="P10">Potions lessons took place down in one of the dungeons.</text:p>
          </table:table-cell>
        </table:table-row>
        <table:table-row table:style-name="TableLine2703526747040">
          <table:table-cell table:style-name="Table1.A1" office:value-type="string">
            <text:p text:style-name="P10">ὥστε μάλ’ ἐφοβοῦντ’ ἂν καὶ εἰ μὴ ἔδει βλέπειν ἅμα πρὸς τὰ τεταριχευμένα ζῷα τὰ ἐν φιάλαις ὑαλίναις περὶ τοὺς τοίχους φερόμενα.</text:p>
          </table:table-cell>
          <table:table-cell table:style-name="Table1.A1" office:value-type="string">
            <text:p text:style-name="P10">It was colder here than up in the main castle, and would have been quite creepy enough without the pickled animals floating in glass jars all around the walls.</text:p>
          </table:table-cell>
        </table:table-row>
        <table:table-row table:style-name="TableLine2703526747040">
          <table:table-cell table:style-name="Table1.A1" office:value-type="string">
            <text:p text:style-name="P10">καὶ ὁ Σίναπυς τὸ αὐτὸ ποιῶν τῴ Φιλητικῴ ἤρξατο τῆς σχολῆς ἀναγιγνώσκων τὰ τῶν μαθητῶν ὀνόματα.<text:span text:style-name="T5"> καί ὡσαύτως ἐπαύσατο μεταξὺ ἀναγιγνώσκων τὸ Ἁρείου ὄνομα.</text:span></text:p>
          </table:table-cell>
          <table:table-cell table:style-name="Table1.A1" office:value-type="string">
            <text:p text:style-name="P10">Snape, like Flitwick, started the class by taking the roll call, and like Flitwick, he paused at Harry's name.</text:p>
          </table:table-cell>
        </table:table-row>
        <table:table-row table:style-name="TableLine2703526747040">
          <table:table-cell table:style-name="Table1.A1" office:value-type="string">
            <text:p text:style-name="P10">καί ἡσύχως Εἶὲν, ἔφη.<text:span text:style-name="T5"> ὁ πάνυ ’Άρειος Ποτῆρ, ἐξοχώτατος δήπου τῶν νέων μαθητῶν.</text:span></text:p>
          </table:table-cell>
          <table:table-cell table:style-name="Table1.A1" office:value-type="string">
            <text:p text:style-name="P10">"Ah, Yes," he said softly, "Harry Potter. Our new -- celebrity."</text:p>
          </table:table-cell>
        </table:table-row>
        <table:table-row table:style-name="TableLine2703526747040">
          <table:table-cell table:style-name="Table1.A1" office:value-type="string">
            <text:p text:style-name="P10">τοῦτο δ’ ἀκούσαντες ὁ Δράκων Μάλθακος καί οἱ ἑταῖροι Κάρκινός τε Κέρκωψ τε ἔλαθον κιχλίζοντες, ἀναγνοὺς δ’ οὖν τὰ ὀνόματα, ὁ Σίναπυς <text:span text:style-name="T5">ὀ</text:span>ξὺ ἀνέβλεψε πάλιν πρὸς τοὺς μαθητάς.</text:p>
          </table:table-cell>
          <table:table-cell table:style-name="Table1.A1" office:value-type="string">
            <text:p text:style-name="P10">Draco Malfoy and his friends Crabbe and Goyle sniggered behind their hands.<text:span text:style-name="T5"> Snape finished calling the names and looked up at the class. </text:span></text:p>
          </table:table-cell>
        </table:table-row>
        <table:table-row table:style-name="TableLine2703526747040">
          <table:table-cell table:style-name="Table1.A1" office:value-type="string">
            <text:p text:style-name="P10">ὀφθαλμοὺς δ’ εἶχε μέλανας καθάπερ ὁ Ἁγριώδης <text:soft-page-break/>πλὴν ἀλλ’ οὗτός γε πάνυ φιλάνθρωπον ε”βλεπε κατὰ τὸ ξύνηθες.</text:p>
          </table:table-cell>
          <table:table-cell table:style-name="Table1.A1" office:value-type="string">
            <text:p text:style-name="P10">His eyes were black like Hagrid's, but they had <text:soft-page-break/>none of Hagrid's warmth.</text:p>
          </table:table-cell>
        </table:table-row>
        <table:table-row table:style-name="TableLine2703526747040">
          <table:table-cell table:style-name="Table1.A1" office:value-type="string">
            <text:p text:style-name="Table_20_Contents"/>
            <text:p text:style-name="Table_20_Contents"/>
            <text:p text:style-name="Table_20_Contents">ἐκεῖνος μὲν οὖν τούς ὀφθαλμοὺς ψυχροὺς παρεῖχε καὶ κενοὺς καὶ ὁμοίους οῦκ οἶδ’ ὅπως τῷ σκότῳ τῷ ἐν ὑπονόμῳ τινί.<text:span text:style-name="T6"> </text:span>’Ήκετέ που, ἔφη,<text:span text:style-name="T6"> </text:span>μεταχειρισόμενοι τὴν ποτικὴν οῦ μόνον ἐπι- στήμην ἄδηλον οὖσαν καί τοῦ ποικίλου μετέχουσαν ἀλλὰ καί τέχνην τῆς ἀκριβείας μάλιστα δεομένην.<text:span text:style-name="T6"> </text:span>καί ε”λεγε μὲν ὥσπερ πρὸς οὖς ψιθυρίζων τοῖς μαθηταῖς, οἱ δέ πάντ’ ἤκουσαν ὅμως.<text:span text:style-name="T6"> </text:span>ἐδύνατο γὰρ καθάπερ ἡ Μαγονωγαλέα ἀκονιτὶ κρατεῖν τῶν μαθητῶν τέως σιωπῇ ἡσυχαζόντων.<text:span text:style-name="T6"> </text:span>καὶ ἀναλαβὼν Πολλοὶ γάρ τοι, ἔφη, τάχ’ ἂν ἡγοῖντο ταύτην τὴν τέχνην ἥ τι ἢ οὐδὲν τοῦ μαγικοῦ μετέχειν, οὗ δέον ὑμᾶς δήπου τὰς ῥάβδους σείοντας παγ- γελοίους εἰκότως δοκεῖν.</text:p>
            <text:p text:style-name="Table_20_Contents">οὐδ’ αῦ προσδέχομαι ὑμᾶς κατανοήσειν ὅπως καλόν ἐστιν ὁ λέβης ἠρέμα ζέων καὶ ποικίλον παρέχων καπνόν, ἦ ὅσον δύναται τὰ ὑγρὰ διὰ φλεβῶν βροτείων ῥέοντα ὡς κηλήσοντά τε τὴν ψυχὴν καὶ ἀπατήσοντα τὰς αἰσθήσεις...</text:p>
            <text:p text:style-name="Table_20_Contents">ἐγὼ γὰρ ε”χω διδάσκειν ὑμᾶς καί τὴν δόξαν θησαυρίζειν εἰς λήκυθον καί τὸ κλέος ἀναβράττειν καὶ δὴ καί ταριχεύειν τὸν θάνατον, εἴ γ’ ἄρα μὴ οὕτως ἐμβρόντητοι τυγχάνετε πεφυκότες ὡς ἐκεῖνοι οὒς κατὰ τὸ ξύνηθες δεῖ με διδάξαι.</text:p>
            <text:p text:style-name="Table_20_Contents">καὶ ταῦτ’ ἀκούσαντες οἶ μαθηταὶ διετέλουν ἡσυχάζοντες.<text:span text:style-name="T6"> </text:span>καί ὁ “Ἀρειος καὶ ὁ Ῥοών κεκυρτωμένοι τὰς ὀφρῦς ε”βλεπον πρὸς 1 1 2 ΑΡΕιοΣ Πο ΤΗΡ ἀλλήλους.<text:span text:style-name="T6"> </text:span>ἡ δέ Ἑρμιόνη παντοία ἦν ὡς μάλιστα σπουδάζουσα ἐπιδεῖξαι ὅτι ἐμβρόντητος οὐκ ἔστιν.<text:span text:style-name="T6"> </text:span>ἀλλ’ ὁ Σίναπυς ἐξ ἀπροσδοκήτου Οὗτος, ἔφη, ὧ Ποτέρ.</text:p>
            <text:p text:style-name="Table_20_Contents">τί ἔχοιμ’ ἂν εἰπέ μοι εἰ συμμείξαιμι ῥίζαν ἀσφοδελίνην εὖ τετριμμένην μετὰ ἀψινθίου ἑφθοῦ,· ὁ δ”Άρειος πάνυ ἀπορῶν εἷς ἑαυτόν Ποίαν, ἔφη, ῥίζαν μετὰ ποίου ἑφθοῦ,· παρέβλεψεν οὖν πρὸς τὸν Ῥοῶνα ὡσαύτως ἀποροῦντα.</text:p>
            <text:p text:style-name="Table_20_Contents">ἡ μέντοι Ἑρμιόνη ὡς τάχιστα τὴν χεῖρα ἀνέσχεν, ἐκεῖνος δέ Οὐκ οἶδα, ἔφη, ῶ κύριε.</text:p>
            <text:p text:style-name="Table_20_Contents">ὁ δὲ Σίναπυς μάλα σαρδάνιον μειδιάσας Φεῦ φεῦ, ἔφη, τῆς δόξης.<text:span text:style-name="T6"> </text:span>τῆς δέ Ἑρμιόνης ε”τι χειροτονούσης ἀμελήσας Δεῖ σε, ἔφη, πάλιν ἐγχειρῆσαι.<text:span text:style-name="T6"> </text:span>ποῖ γῆς ζητοίης ἂν εἷ κελεύσαιμί σε ἐντερόλιθον εὑρεῖν, καὶ ἡ μὲν Ἑρμιόνη τὴν χεῖρα εἷς τοσοῦτο ἐξέτεινεν ὅσον ἐνεδέχ- ετο μὴ ἀναστᾶσα, ὁ δ’ “Άρειος οῦκ ᾔδει στιγμὴν ἦ σκιὰν <text:soft-page-break/>περὶ τοῦ ε’ντερολίθου πάνυ ἀγνοῶν ὅ τι τυγχάνει ὤν.</text:p>
            <text:p text:style-name="Table_20_Contents">ὥστε οῦκ ἤθελε βλέψαι πρὸς τούς ἀμφὶ τὸν Δράκοντα πολλοῦ μετὰ γέλωτος ἤδη ἐπιχαιρε- κακοῦντας.<text:span text:style-name="T6"> </text:span>Οὐκ οἶδα, ὦ κύριε.<text:span text:style-name="T6"> </text:span>ἿῑῙ που οὐκ ε”δοξέ σοι, ὦ Ποτέρ, βίβλον ἀναπτύξαι οῦδεμίαν μέλλοντι παραγενήσεσθαι δεῦρο,· Ἄρειος δ’ ἐβιάζετο εἰς τὸ εὐθὺ βλέπειν πρὸς τούσδε τοὺς ὀφθαλ- μοὺς τοὺς ψυχρούς.<text:span text:style-name="T6"> </text:span>τὰ γὰρ βιβλία ὡς ἀληθῶς ἀναγνῶναι παρὰ τοῖς Δουρσλείοις.<text:span text:style-name="T6"> </text:span>ἀλλὰ πῶς ἐπιεικές ἐστιν εἶ ὁ Σίναπυς προσδέχεται αὐτὸν μεμνῆσθαι πάνθ’ ὅσα γέγραπται ἐν τῇ βίβλῳ τῇ περὶ χιλίων φαρμάκων βοτανικῶν καὶ μυκητίνων, ἐκεῖνος δ’ ε”τι ἠμέλει τῆς χειρὸς ἤδη τρεμούσης τῆς Ἑρμιόνης.</text:p>
            <text:p text:style-name="Table_20_Contents">Πῶς διαφέρει, ὦ Ποτέρ, τὸ ἀκόνιτον τοῦ λυκοκτόνου; πρὸς δὲ τοῦτο ἡ Ἑρμιόνη ἀνέστη, τῆς χειρὸς πρὸς τὸν τοῦ δεσμωτηρίου ὄροφον ἐκταθείσης.<text:span text:style-name="T6"> </text:span>ἀλλ’ ὁ “Άρειος σιωπῇ Ἐγὼ μέν, ἔφη, οὐκ οῖδα· οἶδε μέντοι ἥ γ’ Ἑρμιόνη, ὡς ε’ὀικε.</text:p>
            <text:p text:style-name="Table_20_Contents">τί οῦκ ἐρωτᾷς αὖτήν,· καὶ γελώντων ὀλίγων, τὸ βλέμμα ἔλαβε τοῦ Σαμίου.<text:span text:style-name="T6"> </text:span>ὁ δ’ ἐσκαρ- δάμυξεν αὐτῷ.ὁ μέντοι Σίναπυς οὐκ ἠρέσκετο.<text:span text:style-name="T6"> </text:span></text:p>
            <text:p text:style-name="Table_20_Contents">καὶ τῇ Ἑρμιόνῃ ἀνιώμενος Κάθησο, ἔφη.<text:span text:style-name="T6"> </text:span>εἷ δ’ ἄρα μαθεῖν τι θέλεις, ὦ Ποτέρ, ἀκοῦσόν μου.<text:span text:style-name="T6"> </text:span>τὸν γὰρ ἀσφόδελον εἴτις συμμείγνυ τῷ ἀψινθίῳ,<text:span text:style-name="T6"> </text:span>ναρκωτικόν ποιεῖται φάρμακον οὕτω δύνατον ὥστε καλεῖσθαι πόσιν τοῦ θανάτου ἐμψύχου.</text:p>
            <text:p text:style-name="Table_20_Contents">καὶ ὁ ἐντερόλιθός ἐστι λίθος τις ἐκ γαστρὸς τράγου ἀφῃρημένος ἀλεξιφάρμακος ὥν.</text:p>
            <text:p text:style-name="Table_20_Contents">καὶ τό τ’ Ο ΣΟΦῘΣΤΗΣ Ο ΕΠ] ΠΟΣΕΩΝ 113 ἀκόνιτον καὶ τὸ λυκόκτονόν ἐστι δύο ὀνόματα πρὸς τὸ αὐτὸ φυτόν.<text:span text:style-name="T6"> </text:span>τίδὲ δή, ἦ ταῦτα συγγράφετε πάντες, καὶ ἄφνω ἐκύπταζον ἅπαντες περὶ καλάμους καὶ χάρτην.<text:span text:style-name="T6"> </text:span>καὶ μεταξὺ τοῦ θορύβου ἐκεῖνος Καὶ οἱ Γρυφίνδωροι βαθμοῦ στερηθ- ήσονται τῆς σῆς ὕβρεως ἕνεκα, ὦ Ποτέρ.</text:p>
            <text:p text:style-name="Table_20_Contents">ἀναλαβόντες δὲ τὴν τῶν πόσεων σχολήν, οἱ Γρυφίνδωροι οὐδέν ἐπὶ τὸ βέλτιον ἐχώρουν.</text:p>
            <text:p text:style-name="Table_20_Contents">ὁ γὰρ Σίναπυς εἷς συνωρίδας διελὼν αὐτοὺς ἐκέλευσε μεῖξαι πόσιν ἁπλοϊκὴν ὡς δοθιῆνας ιάσομένους.<text:span text:style-name="T6"> </text:span>περιπολῶν δέ καί τὸν τρίβωνα ἅμα σύρων τὸν μακρὸν καὶ μέλανα ἐθεώρει αὐτοὺς τὰς ἀκαλήφας ξηρὰς σταθμωμένους ἢ τοὺς ὀδόντας δρακοντείους ἀλοῦντας, πάντας ἀεὶ μωμώμενος πλὴν τοῦ Δράκοντος Μαλθάκου’ τῷ δέ ἡδέως ἔχων ε’δόκει.<text:span text:style-name="T6"> </text:span>ἀτὰρ καὶ ἐκέλευε πάντας θαυμάζειν τοῦτον ὡς ἀμέμπτως ἕψει τοὺς γυμνοὺς κοχλίους κερασφόρους καὶ ἐξ ἀπροδοκήτου κατὰ τὸ δεσμωτήριον ἅμα μὲν ἦν νέφος ι’δεῖν καπνῶδες καὶ <text:soft-page-break/>καλάϊνον, ἅμα δέ ῥοῖζον ἀκοῦσαι μέγαν.</text:p>
            <text:p text:style-name="Table_20_Contents">ὁ γὰρ Νεφελώδης οὐκ οἶδ’ ὅπως ε”τυχε κατατήξας τὸν τοῦ Σαμίου λέβητα εἰς μύδρον τινὰ διάστροφον.<text:span text:style-name="T6"> </text:span>ὥστε ἡ πόσις διαρρέουσα διὰ τὸ ἔδαφος λιθόστρωτον ε”καιε τοῖς παροῦσι τὰ ὑποδήματα.<text:span text:style-name="T6"> </text:span>καὶ ἐν ἀκαρεῖ οἱ μὲν μαθηταὶ πάντες ε’πί σκολυθρίοις ἵσταντο, ὁ δέ Νεφελώδης τηκομένου τοῦ λέβητος πάνυ βρεχθεὶς τῇ πόσει, ἀνῴμωζεν ὀδύνῃ τειρόμενος ἐξανθοῦντος ἤδη τοῦ σώματος δοθιῆσιν ἐρυθροῖς καὶ διαπύροις.</text:p>
            <text:p text:style-name="Table_20_Contents">ὁ δὲ Σίναπυς σεσηρώς Ὦ τῆς μωρίας, ἔφη, ὦ ἀνόητε παῖ.<text:span text:style-name="T6"> </text:span>καὶ τὴν ῥάβδον ἅπαξ τινάξας τὴν πόσιν ἐκκεχυμένην εὐθὺς διέλυσεν.<text:span text:style-name="T6"> </text:span>καὶ ἀναλαβών ἲΗ καὶ ἐνέθηκας, ἔφη, τὰς τοῦ ἀκανθίονος ἀκάνθας πρίν γ’ ἀνελεῖν τὸν λέβητα ἀπὸ τοῦ πυρός; ἐκεῖνος δέ ἐκνυζεῖτο ἅτε πάνυ φλυκταινούμενος τὰς ῥῖνας.</text:p>
            <text:p text:style-name="Table_20_Contents">ὁ δέ Σίναπυς δι’ ὀργῆς ἔχων ἐκέλευσε τὸν Σάμιον ἡγεῖσθαι αὐτῷ εἷς τὸ νοσοκομεῖον.<text:span text:style-name="T6"> </text:span>κᾶπειτα μετῆλθε τὸν ’Ἀρειον καὶ τὸν Ῥοῶνα ὡς συμπονήσαντας τῷ Νεφελώδει.<text:span text:style-name="T6"> </text:span>Οὗτος, ὦ Ποτέρ, τί χρῆμα σὺ οὐ παρῄνεσας αὐτὸν μὴ προσθεῖναι τὰς ἀκάνθας, ἦ που ἐνενόεις ὡς ἐκείνου σφαλέντος αὐξήσεις τὰ σαυτοῦ, τοιγαροῦν ἕτερον βαθμὸν ἀπώλεσας τοῖς Γρυφινδώροις.<text:span text:style-name="T6"> </text:span>τοῦτο δέ ἀδικώτατον ε”δοξε τῷ Ἁρείῳ.<text:span text:style-name="T6"> </text:span>μέλλοντα δέ φθέγξασθαί τι ὁ Ῥοών λαθὼν ε’λάκτισεν ὄπισθε τοῦ λέβητος.</text:p>
            <text:p text:style-name="Table_20_Contents">Μὴ λιπαρήσῃς, ἦ δ’ ὅς.<text:span text:style-name="T6"> </text:span>τόδε γὰρ οἶδ’ ἀκούσας· ε”νεστι τῷ Σινά- πει μνησικακεῖν δυσκόλῳ ὄντι.</text:p>
            <text:p text:style-name="Table_20_Contents">ὕστερον δέ ἀναβαινόντων αὐτῶν ἐκ τοῦ δεσμωτηρίου, ὁ ’Άρειος πόλλ’ ἐφρόντιζεν ἀθυμίας ὢν μεστός.<text:span text:style-name="T6"> </text:span>ἀπολέσαι γὰρ δύο βαθμοὺς 1 1 4 ΑΡΕΙοΣ Πο ΤΗΡ τῆσδε τῆς ἑβδομάδος πρωτόπειρος ὥν.<text:span text:style-name="T6"> </text:span>ἀλλὰ διὰ τί ὁ Σίναπυς τοσοῦτο μισεῖ αὐτόν, ὁ δέ Ῥοών Θάρρει δῆτα, ἔφη.</text:p>
            <text:p text:style-name="Table_20_Contents">οὗτος γὰρ ἀεὶ φιλεῖ ἀφαιρεῖν βαθ- μοὺς τῷ Φερεδίκῳ καὶ τῴ Γεωργῴ.<text:span text:style-name="T6"> </text:span>ἆρ’ ἔξεστί μοι συγγενέσθαι τῴ Ἁγριώδει μετὰ σοῦ,· καὶ περὶ τὴν ἐνάτην ἀπὸ τοῦ φρουρίου ἐξελθόντες διὰ τοῦ κήπου ἐχώρουν.<text:span text:style-name="T6"> </text:span>ὁ δ’ Ἁγριώδης ἐνῴκει οἶκιδίῳ ξυλίνῳ πρὸς κρασπέδοις τῆς ἀπορρήτου ὕλης, καὶ πρὸ τῆς θύρας ἦν ἰδεῖν βαλλίστραν καὶ ἀρβύλας πηλοπατίδας.<text:span text:style-name="T6"> </text:span>κόψαντος δέ τοῦ Ἁρείου, ἥκουσαν ψόφον τ’ ἄδηλον ὡς ξύοντος τινὸς μανικῶς τὸ ε”δαφος τοῖς ὄνυξι, καὶ πολλῶν κυνὸς ὑλαγ- μάτων.<text:span text:style-name="T6"> </text:span>ε”πειτα δ’ ὁ Ἁγριώδης βοῶν Τοῦμπαλιν, ἔφη, ὦ Δάκος, πρὸς τοῦμπαλιν.</text:p>
            <text:p text:style-name="Table_20_Contents">ὁ δὲ Ἁγριώδης ε”ξω προῦκυψε τὴν ὄψιν μεγάλην καὶ δασεῖαν δείξας αὐτοῖς διὰ τρῆμα, τὴν θύραν ὀλίγον τι ἀνοίξας.<text:span text:style-name="T6"> </text:span>Ἀλλὰ περιμένετε· τοῦμπαλιν <text:soft-page-break/>δῆτα, ὦ Δάκος.<text:span text:style-name="T6"> </text:span>καί ἠσπάσατ’ αὐτοὺς μόλις κατέχων ἅμα Μολοσσικὸν κύνα ὑπέρμεγαν.</text:p>
            <text:p text:style-name="Table_20_Contents">καὶ ε”νδον ἦν δωμάτιον ἒν μόνον.<text:span text:style-name="T6"> </text:span>κωλᾶς δέ καί φασιανοὺς ἂν εἶδες ἐξ ὀρόφου ἀνηρτημένους, καὶ χαλκεῖον ἐπ’ ἐσχάρᾳ ζέον, καὶ ἐν μυχῷ κλίνην μεγάλην φάρεσι ποικίλοις ἐστρωμένην. Χαίρετε, ἔφη, ἐπὶ ξενίαν γὰρ ἤλθετε, τὸν κύνα ἅμα μεθείς. ὁ δ’ ἀναπηδήσας εὐθὺς ἐπὶ τὸν Ῥοῶνα διέλειχε τὰ ὦτα. ὁ γὰρ κύων ὡς ἐδόκει καθάπερ ὁ Ἁγριώδης αὐτὸς δεινὸν μὲν ἐφαίνετο, ε”ργῳ δ’ ἤπιος ἦν ὅμως. ὁ δ’ ’Ἀρειος Οὑτοσί, ἔφη, Ῥοών ἐστιν.<text:span text:style-name="T6"> </text:span>ἐν δέ τούτῳ ὁ Ἁγριώδης ὕδωρ ζέον εἷς τεῖοδόχην χεύσας, πλακούντια ἐτίθη εἷς λοπάδα.<text:span text:style-name="T6"> </text:span>Ἠ ἄλλος τις Εὐισήλιος εἴ δήπου - ᾔσθετο γὰρ αὐτοῦ πάνυ φακ- ώδους ὄντος - τὸ γὰρ ἥμισυ τοῦ βίου διέτριψα τὼ σὼ ἀδελφὼ ἀποδιώκων ἀπὸ τῆς ὕλης.<text:span text:style-name="T6"> </text:span>ἀλλὰ τοὺς ὀδόντας ὅσον οὐκ ε”θραυσαν ἐσθίοντες τὰ πλακούντια πάνυ σκληρὰ ὄντα, πρὸς ἡδόνην δ’ οὖν σχηματιζόμενοι διεξῆλθον τὰ πρῶτα μαθήματα.<text:span text:style-name="T6"> </text:span>ὁ δέ κύων Δάκος τὴν κεφαλὴν ἔκλινεν ἐπὶ τὰ Ἁρείου γόνατα σιαλοχοῶν ἅμα κατὰ τοῦ τρίβωνος.<text:span text:style-name="T6"> </text:span>καὶ οἱ παῖδες μάλ’ ἥσθησαν ἀκούσαντες τοῦ Ἁγριώδους ἐπικαλοῦντος τῷ Φήληκι ἐκεῖνο τὸ παλαιὸν μίσημα.<text:span text:style-name="T6"> </text:span>Ἀλλὰ τὸ κατ’ ἐκείνην τὴν αἴλουρον, τὴν Νώροπα, θέλοιμ’ ἂν προσάγειν αὐτὴν τῷ Δάκει.<text:span text:style-name="T6"> </text:span>ὁπόταν γὰρ εἷς παιδευτήριον ἔλθω, αὕτη πανταχοῦ διώκει με, οὐδ’ ἔχω ἐκφυγεῖν, τοῦ Φήληκος ἅμα προτρέποντος αὐτήν.<text:span text:style-name="T6"> </text:span>ο ΣΟΦΙΣΤΗΣ ο ΕΠῙ ΠοΣΕΩΝ 1 15 ὁ δ”Ἁρειος καὶ περὶ τὴν σχολὴν τὴν τοῦ Σινάπεως πάντ’ εἶπε τῷ Ἁγριώδει’ ὁ δέ καθάπερ ὁ Ῥοών ἀπεῖπεν αὐτὸν πράγματα παρέχειν· τὸν γὰρ Σίναπυν οὐδένα ὡς εἰπεῖν τῶν μαθητῶν ῥᾳδίως φέρειν. Ἀλλ’ ἐφαίνετο καί μισῶν ἐμέ. Φλυαρεῖς, ἦ δ’ ὃς ὁ Ἁγριώδης, κατὰ τίνα λόγον, καίτοι οὐκ οἶδ’ ὅπως ὁ Ἀγριώδης ἔδοξεν αὐτῷ οὐκ ὀρθοῖς τοῖς ὄμμασιν ἀναβλέψαι τοῦτο λέγων. Πῶς ε”χει ὁ ἀδελφός σου Κάρολος; ἐφίλουν γὰρ αὐτὸν δεινὸν ὄντα χρῆσθαι τοῖς ζῴοις.</text:p>
            <text:p text:style-name="Table_20_Contents">ὁ δ’ “Ἀρειος ἐσκόπει πρὸς ἑαυτὸν οὐκ εἰδὼς εἶ ἐκ προνοίας δὴ ἐκεῖνος μεταβάλοι τὸν λόγον.</text:p>
            <text:p text:style-name="Table_20_Contents">καὶ ἐν ᾧ ὁ Ῥοὼν διεξῄει τὰ τοῦ Καρόλου τοῦ περὶ τούς δράκοντας ὄντος, χαρτίον τι ἀνέλαβεν ἐν τῇ τραπέζῃ κείμενον ὑπὸ τῷ πρὸς τεϊοδόχην χιτωνίσκῳ.<text:span text:style-name="T6"> </text:span>τοῦτο δὲ ῥῆσιν εἶχεν ἀπὸ τοῦ Καθημερίνου Μάντεως ἐκτετμημένην τοιάνδε· ἰχνεύουσιν ε”τι οἱ ἐν τέλει τοὺς εἷς Γριγγώτου τῇ ἕνῃ καὶ νέᾳ τοῦ Ἰουλίου τοιχωρυχήσαντας, λεγομένους ἀγνώτους εἶναι φαρμακέας σκοτεινοὺς ἢ φαρμακίδας σκοτεινάς.<text:span text:style-name="T6"> </text:span>οἱ δέ ἐν Γριγγώτου <text:soft-page-break/>κόβαλοι οὐ φάσκουσιν ἀφῄρησθαι οὐδέν.</text:p>
            <text:p text:style-name="Table_20_Contents">τὴν γὰρ κατώρυχα ἐκείνην αὐθήμερον ἤδη κεκενῶσθαι.<text:span text:style-name="T6"> </text:span>κοβαλόνομος δέ τις ὑπὲρ Γριγγώτου τήμερον τῆς δείλης λέγων εἶπε τάδε· Οὐ μέλλομεν ἐρεῖν ὅ τι ἐνῆν αὐτοῦ.<text:span text:style-name="T6"> </text:span>μὴ πολυ- πραγμονεῖτε δῆτα, εἰμὴ θέλετε κακῶς ἀπόλεσθαι.<text:span text:style-name="T6"> </text:span>καὶ ὁ Ἄρειος ἐμέμνητό πως τοῦ Ῥοῶνος ἐν τῇ ἁμαξοστοιχίᾳ λέγοντος ὡς ἐπεχείρησέ τις λῃστεῦσαι τὸν Γ ριγγώτου, ἀλλὰ τὸ πότε οὗ διώρισεν.</text:p>
            <text:p text:style-name="Table_20_Contents">*Ὠ Ἁγρίωδες, ἔφη, ἡ εἷς Γριγγώτου τοιχωρυχία ἐγένετο παρὰ τάμὰ γενέθλια, ἴσως που ἡμῶν καὶ παρόντων αὐτοῦ.<text:span text:style-name="T6"> </text:span>ἀλλὰ δῆλος ἦν νῦν δὴ ὁ Ἁγριώδης οὐκ ὀρθοῖς τοῖς ὄμμασιν ἀναβλέψας ἐξ ἴσου πρὸς τὸν ’Άρειοκ γρύζων δ’ οὖν ἄλλο προῦ- τεινε πλακούντιον.<text:span text:style-name="T6"> </text:span>καὶ ὁ ’Άρειος αὖθις ἀνέγνω τὴν ἀγγελίαν φράζουσαν τὴν κατώρυχα ε’κείνην αῦθήμερον κεκενῶσθαι.<text:span text:style-name="T6"> </text:span>τὸν γὰρ Ἃγριώδη κενῶσαι τὴν κατώρυχα τὴν ἑπτακοσιοστὴν καί τρισκαι- δεκάτην, εἴ γ’ ε”ξεστι κενοῦν καλεῖν τὸ ἀπενεγκεῖν ἐκεῖνο τὸ αὐχμ- ηρὸν σκεῦος.<text:span text:style-name="T6"> </text:span>ἦ που τοῦτο δὴ οἱ τοιχωρυχοῦντες ἐζήτουν; καὶ οἱ παῖδες πρὸς τὸ φρούριον ἐπανῆλθον δειπνήσοντες, τοὺς κόλπους παρέχοντες ε”τι βεβριθότας τοῖς πλακουντίοις ἃ ἐδέξαντο 1 1 6 ΑΡΕῐοΣ Πο ΤΗΡ οὐκ ἐθέλοντες ἀνιᾶν οὐδέν τὸν Ἁγριώδη.<text:span text:style-name="T6"> </text:span>τῷ δ’ Ἁρείῳ ἔδοξε τὸ παρ’ Ἁγριώδει ἑστιᾶσθαι πλείω ἤδη παρασχεῖν ἄξια φροντίδος ἢ τὸ πρὸς σχολὰς φοιτᾶν.</text:p>
            <text:p text:style-name="Table_20_Contents">ἦ γὰρ ὁ Ἁγριώδης συνέλεξε τὸ αὐχμηρὸν ἐκεῖνο φθάσας τούς λῃστάς; ἢ ποῦ νῦν κεῖται αὐτά· ἢ οἶδεν ἄρα τι περὶ τοῦ Σινάπεως ὅπερ οὐκ ἐθέλει ἀγγεῖλαι ὁ Ἁγριώδης,· ὁ δ’ ’Ἁρειος οὐκ ἤλπιζε γνωρίσαι ποτέ παῖδα οὐδένα ὃν μᾶλλον μισεῖῆ τὸν Δούδλιον, μέχρι οὗ τῷ γε Δράκοντι Μαλθάκῳ ἐνέτυχεν. ἀλλ’ οὖν τό γε μὲν πρῶτον οὐκ ε”δει τοὺς Γρυφινδώρους τοὺς πρωτο- πείρους φοιτᾶν μετὰ τῶν Σλυθηρίνων, εἰ μὴ πρὸς τὰ ποτικά, ὥστ’ οὐκ ε”τυχεν ὁμιλῶν ὡς ε’πί τὸ πολὺ τῷ Μαλθάκῳ.</text:p>
            <text:p text:style-name="Table_20_Contents">ὕστερον δέ οἱ Γ ρυφίνδωροι κλαίοντες κατεῖδον ἀγγελίαν τινὰ ἐν τῷ ἑαυτῶν κοινείῳ φανεῖσαν.</text:p>
            <text:p text:style-name="Table_20_Contents">τὰ γὰρ περὶ τῆς πτητικῆς μαθήματα τὰ πρώτιστα τῇ Πεμπτῇ γενήσεσθαι, δέον αὐτοὺς τε καὶ τοὺς Σλυθηρίνους κοινῇ φοιτᾶν. ὁ δ’ ’Ἁρειος αἰνιττόμενος Ἀλλ’ ἕρμαιόν που, ἔφη, νομίζω τὸ ἐφορῶντος τοῦ Μαλθάκου ἐν σάρῳ εὐηθίζεσθαι. τοῦτο γὰρ ἦν οὗ μάλιστ’ ἐγλίχετο, τὸ τὴν πτητικὴν μανθάνειν. ὁ δέ Ῥοὼν εὖ ποιῶν Ἀλλ’ οὐκ ἀκριβῶς οἶσθ’ ὅτι εὐήθη σαυτὸν παρέξεις. πολλὰ μὲν γὰρ λαλεῖ ὁ Μάλθακος περὶ τῆς ι’καροσφαιρ- ικῆς ὥς ἐστι τεχνικὸς εἴ τις ἄλλος. ἀλλ’ ἔστι δὴ τοῦτο ψιλὴ <text:soft-page-break/>λαλία. καὶ ὁ Μάλθακος πολλὰ δὴ ε”λεγε περὶ τῆς πτήσεως. βαρέως γὰρ ε”φερεν ἰδὼν τούς πρωτοπείρους οὐδέποτε πρὸς τὰς ἐπ’ ι’καροσφαιρ- ικῆς ἀγέλας αἱρεῖσθαι ἀγωνισομένους.</text:p>
          </table:table-cell>
          <table:table-cell table:style-name="Table1.A1" office:value-type="string">
            <text:p text:style-name="Table_20_Contents"/>
            <text:p text:style-name="Table_20_Contents"><text:s/></text:p>
            <text:p text:style-name="Table_20_Contents">They were cold and empty and made you think of dark tunnels.</text:p>
            <text:p text:style-name="Table_20_Contents">"You are here to learn the subtle science and exact art of potionmaking," he began. He spoke in barely more than a whisper, but they caught every word -- like Professor McGonagall, Snape had y caught every word -- like Professor McGonagall, Snape had the gift of keeping a class silent without effort. "As there is little foolish wand-waving here, many of you will hardly believe this is magic. I don't expect you will really understand the beauty of the softly simmering cauldron with its shimmering fumes, the delicate power of liquids that creep through human veins, bewitching the mind, ensnaring the senses.... I can teach you how to bottle fame, brew glory, even stopper death -- if you aren't as big a bunch of dunderheads as I usually have to teach."</text:p>
            <text:p text:style-name="Table_20_Contents">More silence followed this little speech. Harry and Ron exchanged looks with raised eyebrows. Hermione Granger was on the edge of her seat and looked desperate to start proving that she wasn't a dunderhead.</text:p>
            <text:p text:style-name="Table_20_Contents">"Potter!" said Snape suddenly. "What would I get if I added powdered root of asphodel to an infusion of wormwood?"</text:p>
            <text:p text:style-name="Table_20_Contents">Powdered root of what to an infusion of what? Harry glanced at Ron, who looked as stumped as he was; Hermione's hand had shot into the air.</text:p>
            <text:p text:style-name="Table_20_Contents">"I don't know, sit," said Harry.</text:p>
            <text:p text:style-name="Table_20_Contents">Snape's lips curled into a sneer.</text:p>
            <text:p text:style-name="Table_20_Contents">"Tut, tut -- fame clearly isn't everything."</text:p>
            <text:p text:style-name="Table_20_Contents">He ignored Hermione's hand.</text:p>
            <text:p text:style-name="Table_20_Contents">"Let's try again. Potter, where would you look if I told you to find me a bezoar?"</text:p>
            <text:p text:style-name="Table_20_Contents">Hermione stretched her hand as high into the air as it would go without her leaving her seat, but Harry didn't have the faintest idea what a bezoar was. He tried not to look at Malfoy, Crabbe, and Goyle, who were shaking with laughter.</text:p>
            <text:p text:style-name="Table_20_Contents">"I don't know, sit." "Thought you wouldn't open a book before coming, eh, Potter?" Harry forced himself to keep looking straight into those cold eyes. He had looked through his books at the Dursleys', but did Snape expect him to remember <text:soft-page-break/>everything in One Thousand Magical Herbs and Fungi? Snape was still ignoring Hermione's quivering hand.</text:p>
            <text:p text:style-name="Table_20_Contents">"What is the difference, Potter, between monkshood and wolfsbane?"</text:p>
            <text:p text:style-name="Table_20_Contents">At this, Hermione stood up, her hand stretching toward the dungeon ceiling.</text:p>
            <text:p text:style-name="Table_20_Contents">"I don't know," said Harry quietly. "I think Hermione does, though, why don't you try her?"</text:p>
            <text:p text:style-name="Table_20_Contents">A few people laughed; Harry caught Seamus's eye, and Seamus winked.</text:p>
            <text:p text:style-name="Table_20_Contents">Snape, however, was not pleased.</text:p>
            <text:p text:style-name="Table_20_Contents">"Sit down," he snapped at Hermione. "For your information, Potter, asphodel and wormwood make a sleeping potion so powerful it is known as the Draught of Living Death. A bezoar is a stone taken from the stomach of a goat and it will save you from most poisons. As for monkshood and wolfsbane, they are the same plant, which also goes by the name of aconite. Well? Why aren't you all copying that down?"</text:p>
            <text:p text:style-name="Table_20_Contents">There was a sudden rummaging for quills and parchment. Over the noise, Snape said, "And a point will be taken from Gryffindor House for your cheek, Potter."</text:p>
            <text:p text:style-name="Table_20_Contents">Things didn't improve for the Gryffindors as the Potions lesson continued. Snape put them all into pairs and set them to mixing up a simple potion to cure boils. He swept around in his long black cloak, watching them weigh dried nettles and crush snake fangs, criticizing almost everyone except Malfoy, whom he seemed to like. He was just telling everyone to look at the perfect way Malfoy had stewed his horned slugs when clouds of acid green smoke and a loud hissing filled the dungeon. Neville had somehow managed to melt Seamus's cauldron into a twisted blob, and their potion was seeping across the stone floor, burning holes in people's shoes. Within seconds, the whole class was standing on their stools while Neville, who had been drenched in the potion when the cauldron collapsed, moaned in pain as angry red boils sprang up all over his arms and legs.</text:p>
            <text:p text:style-name="Table_20_Contents">"Idiot boy!" snarled Snape, clearing the spilled potion away with one wave of his wand. "I suppose you added the porcupine quills before taking the cauldron off the fire?"</text:p>
            <text:p text:style-name="Table_20_Contents">Neville whimpered as boils started to pop up all over his nose.</text:p>
            <text:p text:style-name="Table_20_Contents"><text:soft-page-break/>"Take him up to the hospital wing," Snape spat at Seamus. Then he rounded on Harry and Ron, who had been working next to Neville.</text:p>
            <text:p text:style-name="Table_20_Contents">"You -- Potter -- why didn't you tell him not to add the quills? Thought he'd make you look good if he got it wrong, did you? That's another point you've lost for Gryffindor."</text:p>
            <text:p text:style-name="Table_20_Contents">This was so unfair that Harry opened his mouth to argue, but Ron kicked him behind their cauldron.</text:p>
            <text:p text:style-name="Table_20_Contents">"Doi* push it," he muttered, "I've heard Snape can turn very nasty."</text:p>
            <text:p text:style-name="Table_20_Contents">As they climbed the steps out of the dungeon an hour later, Harry's mind was racing and his spirits were low. He'd lost two points for Gryffindor in his very first week -- why did Snape hate him so much? "Cheer up,"</text:p>
            <text:p text:style-name="Table_20_Contents">said Ron, "Snape's always taking points off Fred and George. Can I come and meet Hagrid with you?"</text:p>
            <text:p text:style-name="Table_20_Contents">At five to three they left the castle and made their way across the grounds. Hagrid lived in a small wooden house on the edge of the forbidden forest. A crossbow and a pair of galoshes were outside the front door.</text:p>
            <text:p text:style-name="Table_20_Contents">When Harry knocked they heard a frantic scrabbling from inside and several booming barks. Then Hagrid's voice rang out, saying, "Back, Fang -- back."</text:p>
            <text:p text:style-name="Table_20_Contents">Hagrid's big, hairy face appeared in the crack as he pulled the door open.</text:p>
            <text:p text:style-name="Table_20_Contents">"Hang on," he said. "Back, Fang."</text:p>
            <text:p text:style-name="Table_20_Contents">He let them in, struggling to keep a hold on the collar of an enormous black boarhound.</text:p>
            <text:p text:style-name="Table_20_Contents">There was only one room inside. Hams and pheasants were hanging from the ceiling, a copper kettle was boiling on the open fire, and in the corner stood a massive bed with a patchwork quilt over it.</text:p>
            <text:p text:style-name="Table_20_Contents">"Make yerselves at home," said Hagrid, letting go of Fang, who bounded straight at Ron and started licking his ears. Like Hagrid, Fang was clearly not as fierce as he looked.</text:p>
            <text:p text:style-name="Table_20_Contents">"This is Ron," Harry told Hagrid, who was pouring boiling water into a large teapot and putting rock cakes onto a plate.</text:p>
            <text:p text:style-name="Table_20_Contents">"Another Weasley, eh?" said Hagrid, glancing at Ron's freckles. I spent half me life chasin' yer twin brothers away from the forest."</text:p>
            <text:p text:style-name="Table_20_Contents">The rock cakes were shapeless lumps with raisins <text:soft-page-break/>that almost broke their teeth, but Harry and Ron pretended to be enjoying them as they told Hagrid all about their first -lessons. Fang rested his head on Harry's knee and drooled all over his robes.</text:p>
            <text:p text:style-name="Table_20_Contents">Harry and Ron were delighted to hear Hagrid call Fitch "that old git."</text:p>
            <text:p text:style-name="Table_20_Contents">"An' as fer that cat, Mrs. Norris, I'd like ter introduce her to Fang sometime. D'yeh know, every time I go up ter the school, she follows me everywhere? Can't get rid of her -- Fitch puts her up to it."</text:p>
            <text:p text:style-name="Table_20_Contents">Harry told Hagrid about Snape's lesson. Hagrid, like Ron, told Harry not to worry about it, that Snape liked hardly any of the students.</text:p>
            <text:p text:style-name="Table_20_Contents">"But he seemed to really hate me."</text:p>
            <text:p text:style-name="Table_20_Contents">"Rubbish!" said Hagrid. "Why should he?"</text:p>
            <text:p text:style-name="Table_20_Contents">Yet Harry couldn't help thinking that Hagrid didn't quite meet his eyes when he said that.</text:p>
            <text:p text:style-name="Table_20_Contents">"How's yer brother Charlie?" Hagrid asked Ron. "I liked him a lot -- great with animals."</text:p>
            <text:p text:style-name="Table_20_Contents">Harry wondered if Hagrid had changed the subject on purpose. While Ron told Hagrid all about Charlie's work with dragons, Harry picked up a piece of paper that was lying on the table under the tea cozy. It was a cutting from the Daily Prophet: GRINGOTTS BREAK-IN LATEST Investigations continue into the break-in at Gringotts on 31 July, widely believed to be the work of Dark wizards or witches unknown.</text:p>
            <text:p text:style-name="Table_20_Contents">Gringotts goblins today insisted that nothing had been taken. The vault that was searched had in fact been emptied the same day.</text:p>
            <text:p text:style-name="Table_20_Contents">"But we're not telling you what was in there, so keep your noses out if you know what's good for you," said a Gringotts spokesgoblin this afternoon.</text:p>
            <text:p text:style-name="Table_20_Contents">Harry remembered Ron telling him on the train that someone had tried to rob Gringotts, but Ron hadn't mentioned the date.</text:p>
            <text:p text:style-name="Table_20_Contents">"Hagrid!" said Harry, "that Gringotts break-in happened on my birthday! It might've been happening while we were there!"</text:p>
            <text:p text:style-name="Table_20_Contents">There was no doubt about it, Hagrid definitely didn't meet Harry's eyes this time. He grunted and offered him another rock cake. Harry read the story again. The vault that was searched had in fact been emptied earlier that same day. Hagrid had emptied vault seven hundred and thirteen, if you could call it emptying, taking out that grubby little package. Had that been what the thieves were looking for? <text:soft-page-break/>As Harry and Ron walked back to the castle for dinner, their pockets weighed down with rock cakes they'd been too polite to refuse, Harry thought that none of the lessons he'd had so far had given him as much to think about as tea with Hagrid. Had Hagrid collected that package just in time? Where was it now? And did Hagrid know something about Snape that he didn't want to tell Harry? </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3-09-12T22:16:54.005000000</dc:date>
    <meta:editing-duration>P2DT53M32S</meta:editing-duration>
    <meta:editing-cycles>37</meta:editing-cycles>
    <meta:generator>LibreOffice/7.1.5.2$Windows_X86_64 LibreOffice_project/85f04e9f809797b8199d13c421bd8a2b025d52b5</meta:generator>
    <meta:document-statistic meta:table-count="1" meta:image-count="0" meta:object-count="0" meta:page-count="11" meta:paragraph-count="222" meta:word-count="6376" meta:character-count="37140" meta:non-whitespace-character-count="30973"/>
  </office:meta>
</office:document-meta>
</file>